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Sendnya" svg:font-family="Sendny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Helvetica"/>
    </style:style>
    <style:style style:name="P2" style:family="paragraph" style:parent-style-name="Standard">
      <style:paragraph-properties>
        <style:tab-stops/>
      </style:paragraph-properties>
      <style:text-properties style:font-name="Helvetica" style:font-name-asian="Helvetica" style:font-name-complex="Helvetica"/>
    </style:style>
    <style:style style:name="P3" style:family="paragraph" style:parent-style-name="Standard">
      <style:paragraph-properties>
        <style:tab-stops/>
      </style:paragraph-properties>
      <style:text-properties style:font-name="Helvetica" fo:font-weight="bold" style:font-name-asian="Helvetica" style:font-weight-asian="bold" style:font-name-complex="Helvetica" style:font-weight-complex="bold"/>
    </style:style>
    <style:style style:name="P4" style:family="paragraph" style:parent-style-name="Standard">
      <style:text-properties style:font-name="Helvetica" fo:font-weight="bold" style:font-weight-asian="bold" style:font-weight-complex="bold"/>
    </style:style>
    <style:style style:name="P5" style:family="paragraph" style:parent-style-name="Standard">
      <style:text-properties style:font-name="Helvetica" style:text-underline-style="solid" style:text-underline-width="auto" style:text-underline-color="font-color"/>
    </style:style>
    <style:style style:name="P6" style:family="paragraph" style:parent-style-name="Standard">
      <style:paragraph-properties>
        <style:tab-stops/>
      </style:paragraph-properties>
      <style:text-properties style:font-name="Helvetica" style:text-underline-style="solid" style:text-underline-width="auto" style:text-underline-color="font-color" style:font-name-asian="Helvetica" style:font-name-complex="Helvetica"/>
    </style:style>
    <style:style style:name="P7" style:family="paragraph" style:parent-style-name="Standard">
      <style:paragraph-properties>
        <style:tab-stops/>
      </style:paragraph-properties>
      <style:text-properties style:font-name="Helvetica" style:text-underline-style="solid" style:text-underline-width="auto" style:text-underline-color="font-color" fo:font-weight="bold" style:font-name-asian="Helvetica" style:font-weight-asian="bold" style:font-name-complex="Helvetica" style:font-weight-complex="bold"/>
    </style:style>
    <style:style style:name="P8" style:family="paragraph" style:parent-style-name="Standard">
      <style:paragraph-properties>
        <style:tab-stops/>
      </style:paragraph-properties>
      <style:text-properties style:font-name="Helvetica" style:text-underline-style="solid" style:text-underline-width="auto" style:text-underline-color="font-color" fo:font-weight="normal" style:font-name-asian="Helvetica" style:font-weight-asian="normal" style:font-name-complex="Helvetica" style:font-weight-complex="normal"/>
    </style:style>
    <style:style style:name="P9" style:family="paragraph" style:parent-style-name="Standard">
      <style:text-properties style:font-name="Helvetica" style:text-underline-style="solid" style:text-underline-width="auto" style:text-underline-color="font-color" fo:font-weight="normal" style:font-weight-asian="normal" style:font-weight-complex="normal"/>
    </style:style>
    <style:style style:name="P10" style:family="paragraph" style:parent-style-name="Standard" style:list-style-name="L6">
      <style:paragraph-properties>
        <style:tab-stops/>
      </style:paragraph-properties>
      <style:text-properties style:font-name="Helvetica" style:text-underline-style="none" fo:font-weight="normal" style:font-name-asian="Helvetica" style:font-weight-asian="normal" style:font-name-complex="Helvetica" style:font-weight-complex="normal"/>
    </style:style>
    <style:style style:name="P11" style:family="paragraph" style:parent-style-name="Standard" style:list-style-name="L9">
      <style:paragraph-properties>
        <style:tab-stops/>
      </style:paragraph-properties>
      <style:text-properties style:font-name="Helvetica" style:text-underline-style="none" fo:font-weight="normal" style:font-name-asian="Helvetica" style:font-weight-asian="normal" style:font-name-complex="Helvetica" style:font-weight-complex="normal"/>
    </style:style>
    <style:style style:name="P12" style:family="paragraph" style:parent-style-name="Standard" style:list-style-name="L3">
      <style:paragraph-properties>
        <style:tab-stops/>
      </style:paragraph-properties>
      <style:text-properties style:font-name="Helvetica" style:text-underline-style="none" style:font-name-asian="Helvetica" style:font-name-complex="Helvetica"/>
    </style:style>
    <style:style style:name="P13" style:family="paragraph" style:parent-style-name="Standard" style:list-style-name="L4">
      <style:paragraph-properties>
        <style:tab-stops/>
      </style:paragraph-properties>
      <style:text-properties style:font-name="Helvetica" style:text-underline-style="none" style:font-name-asian="Helvetica" style:font-name-complex="Helvetica"/>
    </style:style>
    <style:style style:name="P14" style:family="paragraph" style:parent-style-name="Standard" style:list-style-name="L8">
      <style:text-properties style:font-name="Helvetica" style:text-underline-style="none"/>
    </style:style>
    <style:style style:name="P15" style:family="paragraph" style:parent-style-name="Standard" style:list-style-name="L1">
      <style:paragraph-properties>
        <style:tab-stops/>
      </style:paragraph-properties>
      <style:text-properties style:font-name="Helvetica" style:font-name-asian="Helvetica" style:font-name-complex="Helvetica"/>
    </style:style>
    <style:style style:name="P16" style:family="paragraph" style:parent-style-name="Standard" style:list-style-name="L1">
      <style:paragraph-properties>
        <style:tab-stops/>
      </style:paragraph-properties>
      <style:text-properties style:font-name="Helvetica"/>
    </style:style>
    <style:style style:name="P17" style:family="paragraph" style:parent-style-name="Standard" style:list-style-name="L2">
      <style:text-properties style:font-name="Helvetica"/>
    </style:style>
    <style:style style:name="P18" style:family="paragraph" style:parent-style-name="Standard" style:list-style-name="L5">
      <style:text-properties style:font-name="Helvetica" fo:font-weight="normal" style:font-weight-asian="normal" style:font-weight-complex="normal"/>
    </style:style>
    <style:style style:name="P19" style:family="paragraph" style:parent-style-name="Standard" style:list-style-name="L7">
      <style:text-properties style:font-name="Helvetica"/>
    </style:style>
    <style:style style:name="P20" style:family="paragraph" style:parent-style-name="Standard" style:list-style-name="L10">
      <style:text-properties style:font-name="Helvetica"/>
    </style:style>
    <style:style style:name="P21" style:family="paragraph" style:parent-style-name="Standard" style:list-style-name="L11">
      <style:text-properties style:font-name="Helvetica"/>
    </style:style>
    <style:style style:name="P22" style:family="paragraph" style:parent-style-name="Standard" style:list-style-name="L12">
      <style:text-properties style:font-name="Helvetica"/>
    </style:style>
    <style:style style:name="P23" style:family="paragraph" style:parent-style-name="Standard" style:list-style-name="L13">
      <style:text-properties style:font-name="Helvetica"/>
    </style:style>
    <style:style style:name="P24" style:family="paragraph" style:parent-style-name="Standard" style:list-style-name="L14">
      <style:text-properties style:font-name="Helvetica"/>
    </style:style>
    <style:style style:name="P25" style:family="paragraph" style:parent-style-name="Standard" style:list-style-name="L15">
      <style:text-properties style:font-name="Helvetica"/>
    </style:style>
    <style:style style:name="P26" style:family="paragraph" style:parent-style-name="Standard" style:list-style-name="L16">
      <style:text-properties style:font-name="Helvetica"/>
    </style:style>
    <style:style style:name="P27" style:family="paragraph" style:parent-style-name="Standard" style:list-style-name="L17">
      <style:text-properties style:font-name="Helvetica"/>
    </style:style>
    <style:style style:name="P28" style:family="paragraph" style:parent-style-name="Standard" style:list-style-name="L18">
      <style:text-properties style:font-name="Helvetica"/>
    </style:style>
    <style:style style:name="P29" style:family="paragraph" style:parent-style-name="Standard" style:list-style-name="L19">
      <style:text-properties style:font-name="Helvetica"/>
    </style:style>
    <style:style style:name="P30" style:family="paragraph" style:parent-style-name="Standard" style:list-style-name="L20">
      <style:text-properties style:font-name="Helvetica"/>
    </style:style>
    <style:style style:name="P31" style:family="paragraph" style:parent-style-name="Standard" style:list-style-name="L21">
      <style:text-properties style:font-name="Helvetica"/>
    </style:style>
    <style:style style:name="P32" style:family="paragraph" style:parent-style-name="Standard" style:list-style-name="L7"/>
    <style:style style:name="P33" style:family="paragraph" style:parent-style-name="Standard" style:master-page-name="Standard">
      <style:paragraph-properties style:page-number="auto">
        <style:tab-stops/>
      </style:paragraph-properties>
      <style:text-properties style:font-name="Helvetica" fo:font-style="italic" style:text-underline-style="solid" style:text-underline-width="auto" style:text-underline-color="font-color" fo:font-weight="bold" style:font-name-asian="Helvetica" style:font-style-asian="italic" style:font-weight-asian="bold" style:font-name-complex="Helvetica" style:font-style-complex="italic" style:font-weight-complex="bold"/>
    </style:style>
    <style:style style:name="T1" style:family="text">
      <style:text-properties style:font-name="Helvetic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Archived Version History</text:p>
      <text:p text:style-name="P7"/>
      <text:p text:style-name="P7">DungeonDiverII Version History</text:p>
      <text:p text:style-name="P2"/>
      <text:p text:style-name="P3">V2.0.0 (06/11/2011):</text:p>
      <text:p text:style-name="P6">New Features:</text:p>
      <text:list xml:id="list1433522748" text:style-name="L1">
        <text:list-item>
          <text:p text:style-name="P15">Added a new statistic: Dungeon Level. This is displayed while wandering around the dungeon, and indicates the dungeon level's overall difficulty. This also affects wandering monsters' overall statistics, and thus, rewards for defeating them.</text:p>
        </text:list-item>
        <text:list-item>
          <text:p text:style-name="P15">Added new accelerator keys to the Battle menu items.</text:p>
        </text:list-item>
        <text:list-item>
          <text:p text:style-name="P15">Monster statistics are no longer hidden in battle.</text:p>
        </text:list-item>
        <text:list-item>
          <text:p text:style-name="P15">Added some new sound effects to battles.</text:p>
        </text:list-item>
        <text:list-item>
          <text:p text:style-name="P15">Added display of effect messages to battles.</text:p>
        </text:list-item>
        <text:list-item>
          <text:p text:style-name="P15">Monster AI is significantly more challenging. To compensate for this, the maximum Gold monsters give when defeated has also increased.</text:p>
        </text:list-item>
      </text:list>
      <text:p text:style-name="P6">Bug Fixes:</text:p>
      <text:list xml:id="list660476190" text:continue-numbering="true" text:style-name="L1">
        <text:list-item>
          <text:p text:style-name="P15">Fixed a bug causing the game to process menu shortcuts and movement if the accelerator clashed with a movement key.</text:p>
        </text:list-item>
        <text:list-item>
          <text:p text:style-name="P15">Fixed some object descriptions that didn't make much sense.</text:p>
        </text:list-item>
        <text:list-item>
          <text:p text:style-name="P15">Fixed a bug causing spell and item sound effects to play too soon.</text:p>
        </text:list-item>
        <text:list-item>
          <text:p text:style-name="P15">Fixed a bug causing effect processing to take place too frequently.</text:p>
        </text:list-item>
      </text:list>
      <text:p text:style-name="P6">Other Changes:</text:p>
      <text:list xml:id="list653357593" text:continue-numbering="true" text:style-name="L1">
        <text:list-item>
          <text:p text:style-name="P15">Changed the saved game format to accommodate the above changes, breaking backwards compatibility with older saved games.</text:p>
        </text:list-item>
        <text:list-item>
          <text:p text:style-name="P15">Slowed down the overall battle speed, to give users more time to read the various messages.</text:p>
        </text:list-item>
        <text:list-item>
          <text:p text:style-name="P15">Removed a bunch of unused resources.</text:p>
        </text:list-item>
      </text:list>
      <text:p text:style-name="P2"/>
      <text:p text:style-name="P3">V1.2.0 (06/10/2011):</text:p>
      <text:p text:style-name="P6">New Features:</text:p>
      <text:list xml:id="list1270182046" text:continue-numbering="true" text:style-name="L1">
        <text:list-item>
          <text:p text:style-name="P15">Added four new objects: Springboards (send you up a floor); Pits (send you down a floor); Stairs Into (send you deeper into the dungeon); Stairs Out (send you shallower out of the dungeon).</text:p>
        </text:list-item>
        <text:list-item>
          <text:p text:style-name="P15">Made the explorable area a LOT bigger!</text:p>
        </text:list-item>
      </text:list>
      <text:p text:style-name="P6">Bug Fixes:</text:p>
      <text:list xml:id="list187715901" text:continue-numbering="true" text:style-name="L1">
        <text:list-item>
          <text:p text:style-name="P15">Fixed a bug causing the player's position when starting a new game to be improperly computed.</text:p>
        </text:list-item>
      </text:list>
      <text:p text:style-name="P6">Other Changes:</text:p>
      <text:list xml:id="list660674270" text:continue-numbering="true" text:style-name="L1">
        <text:list-item>
          <text:p text:style-name="P15">Removed the Graphics Size preference, since it was buggy and not working right. Game graphics are now always Medium size.</text:p>
        </text:list-item>
      </text:list>
      <text:p text:style-name="P2"/>
      <text:p text:style-name="P3">V1.1.2 (06/09/2011):</text:p>
      <text:p text:style-name="P6">Bug Fixes:</text:p>
      <text:list xml:id="list1835004506" text:continue-numbering="true" text:style-name="L1">
        <text:list-item>
          <text:p text:style-name="P15">Fixed a bug causing the Save and Save As menu items to not work.</text:p>
        </text:list-item>
      </text:list>
      <text:p text:style-name="P2"/>
      <text:p text:style-name="P3">V1.1.1 (06/08/2011):</text:p>
      <text:p text:style-name="P6">Bug Fixes:</text:p>
      <text:list xml:id="list1281081381" text:continue-numbering="true" text:style-name="L1">
        <text:list-item>
          <text:p text:style-name="P15">Fixed a bug causing the random map generator to not be very random.</text:p>
        </text:list-item>
        <text:list-item>
          <text:p text:style-name="P15">Fixed a bug causing the game to prompt you to confirm fleeing when it's the <text:soft-page-break/>enemy's turn.</text:p>
        </text:list-item>
        <text:list-item>
          <text:p text:style-name="P15">Fixed a bug with the program's embedded version number being wrong.</text:p>
        </text:list-item>
      </text:list>
      <text:p text:style-name="P2"/>
      <text:p text:style-name="P3">V1.1.0 (06/08/2011):</text:p>
      <text:p text:style-name="P6">New Features:</text:p>
      <text:list xml:id="list836729251" text:continue-numbering="true" text:style-name="L1">
        <text:list-item>
          <text:p text:style-name="P15">Added a random map generator randomness controller to the preferences.</text:p>
        </text:list-item>
      </text:list>
      <text:p text:style-name="P2"/>
      <text:p text:style-name="P3">V1.0.2 (06/07/2011):</text:p>
      <text:p text:style-name="P6">Bug Fixes:</text:p>
      <text:list xml:id="list1558604607" text:continue-numbering="true" text:style-name="L1">
        <text:list-item>
          <text:p text:style-name="P15">Fixed a bug causing scores to be improperly computed with more than one party member present.</text:p>
        </text:list-item>
      </text:list>
      <text:p text:style-name="P2"/>
      <text:p text:style-name="P3">V1.0.1 (06/07/2011):</text:p>
      <text:p text:style-name="P6">Bug Fixes:</text:p>
      <text:list xml:id="list835107349" text:continue-numbering="true" text:style-name="L1">
        <text:list-item>
          <text:p text:style-name="P15">Fixed a bug causing saving games to fail.</text:p>
        </text:list-item>
      </text:list>
      <text:p text:style-name="P2"/>
      <text:p text:style-name="P3">V1.0.0 (06/06/2011):</text:p>
      <text:p text:style-name="P6">New Features:</text:p>
      <text:list xml:id="list69101457" text:continue-numbering="true" text:style-name="L1">
        <text:list-item>
          <text:p text:style-name="P16">Initial Release.</text:p>
        </text:list-item>
      </text:list>
      <text:p text:style-name="P7"/>
      <text:p text:style-name="P7">Dungeon Diver Version History</text:p>
      <text:p text:style-name="P7"/>
      <text:p text:style-name="P4">V2.0.0 (06/30/2008):</text:p>
      <text:p text:style-name="P8">New Features:</text:p>
      <text:list xml:id="list994321949" text:style-name="L2">
        <text:list-item>
          <text:p text:style-name="P17">Added classes to the game – Fighter, Mage, and Thief.</text:p>
        </text:list-item>
        <text:list-item>
          <text:p text:style-name="P17">Added the ability to cast spells in all battles, instead of just against the boss.</text:p>
        </text:list-item>
        <text:list-item>
          <text:p text:style-name="P17">Added MP to the game – this represents the mystical energy required for spell-casting.</text:p>
        </text:list-item>
        <text:list-item>
          <text:p text:style-name="P17">Added regenerators for restoring lost MP.</text:p>
        </text:list-item>
        <text:list-item>
          <text:p text:style-name="P17">Added spinner traps, which act like confusion traps but change your controls after every step.</text:p>
        </text:list-item>
        <text:list-item>
          <text:p text:style-name="P17">Added clockwise and counterclockwise rotation traps, which change your controls in a predictable way.</text:p>
        </text:list-item>
        <text:list-item>
          <text:p text:style-name="P17">Added ice, which makes you (and monsters) slide if you step on it, until you hit something that isn't ice.</text:p>
        </text:list-item>
        <text:list-item>
          <text:p text:style-name="P17">Enhanced the gems – now, if you collect a second gem of the same type as the one that is currently affecting you, you will get a more potent version of the effect. When this upgraded effect wears off, the original effect will be restored, for however many steps it had left.</text:p>
        </text:list-item>
        <text:list-item>
          <text:p text:style-name="P17">Expanded the viewing window to 11 by 11 instead of 7 by 7.</text:p>
        </text:list-item>
        <text:list-item>
          <text:p text:style-name="P17">Increased the graphic size to 64 by 64 from 32 by 32.</text:p>
        </text:list-item>
        <text:list-item>
          <text:p text:style-name="P17">Overhauled almost all the graphics so that they're easier to distinguish from similar graphics.</text:p>
        </text:list-item>
        <text:list-item>
          <text:p text:style-name="P17">Added New Game, End Game, and Preferences options to the Main Menu.</text:p>
        </text:list-item>
        <text:list-item>
          <text:p text:style-name="P17">Added a floating stats window to the dungeon exploring view – no more flipping back and forth just to look at your stats. Removed the View Stats option from the Main Menu, as it was no longer necessary.</text:p>
        </text:list-item>
        <text:list-item>
          <text:p text:style-name="P17">Made the game better integrate with the platform it is running on.</text:p>
        </text:list-item>
        <text:list-item>
          <text:p text:style-name="P17">Completely redid the Help system – it now launches in your web browser, and is <text:soft-page-break/>much easier to understand.</text:p>
        </text:list-item>
        <text:list-item>
          <text:p text:style-name="P17">Completely redid the Main Menu – it is now menu–driven and shows a logo.</text:p>
        </text:list-item>
        <text:list-item>
          <text:p text:style-name="P17">Enhanced the battle interface slightly – it now looks less ugly.</text:p>
        </text:list-item>
        <text:list-item>
          <text:p text:style-name="P17">Enhanced the item system – now, each class has its own unique set of weapons and armor.</text:p>
        </text:list-item>
        <text:list-item>
          <text:p text:style-name="P17">Added the ability to toggle confusion traps, both kinds of rotation traps, spinner traps, ice, and viewing of monsters in the dungeon off or on.</text:p>
        </text:list-item>
        <text:list-item>
          <text:p text:style-name="P17">Made dungeon size change a little as you go deeper – it starts at 30 by 30 and increases by 2 both horizontally and vertically for each level.</text:p>
        </text:list-item>
        <text:list-item>
          <text:p text:style-name="P17">Added simple but functional AI for the monsters – now they might do something other than attack you each round.</text:p>
        </text:list-item>
        <text:list-item>
          <text:p text:style-name="P17">Tripled the number of elemental variations of monsters, as well as the number of possible color schemes for the dungeon graphics.</text:p>
        </text:list-item>
        <text:list-item>
          <text:p text:style-name="P17">Added several new monsters to the game.</text:p>
        </text:list-item>
      </text:list>
      <text:p text:style-name="P6">Bug Fixes:</text:p>
      <text:list xml:id="list247787895" text:style-name="L3">
        <text:list-item>
          <text:p text:style-name="P12">Fixed a bug with the gem-altered viewing radius not being properly preserved when a new dungeon was generated.</text:p>
        </text:list-item>
      </text:list>
      <text:p text:style-name="P6">Other Changes:</text:p>
      <text:list xml:id="list996891738" text:style-name="L4">
        <text:list-item>
          <text:p text:style-name="P13">Changed the saved game format – older saved games will no longer work.</text:p>
        </text:list-item>
        <text:list-item>
          <text:p text:style-name="P13">Shortened the game to 13 levels instead of 20.</text:p>
        </text:list-item>
        <text:list-item>
          <text:p text:style-name="P13">Altered which monsters appear in which levels.</text:p>
        </text:list-item>
        <text:list-item>
          <text:p text:style-name="P13">Made the Boss a little easier.</text:p>
        </text:list-item>
        <text:list-item>
          <text:p text:style-name="P13">Made banks 4 times more common than they used to be.</text:p>
        </text:list-item>
        <text:list-item>
          <text:p text:style-name="P13">Made confusion traps twice as rare as they used to be.</text:p>
        </text:list-item>
        <text:list-item>
          <text:p text:style-name="P13">Changed the element names.</text:p>
        </text:list-item>
        <text:list-item>
          <text:p text:style-name="P13">Gave enemies the ability to inflict mighty blows and piercing moves once again.</text:p>
        </text:list-item>
      </text:list>
      <text:p text:style-name="P1"/>
      <text:p text:style-name="P4">V1.6.0 (04/11/2008):</text:p>
      <text:p text:style-name="P8">New Features:</text:p>
      <text:list xml:id="list488558678" text:style-name="L5">
        <text:list-item>
          <text:p text:style-name="P18">The monsters are now displayed in the dungeons, and move around randomly as you move.</text:p>
        </text:list-item>
      </text:list>
      <text:p text:style-name="P8">Bug Fixes:</text:p>
      <text:list xml:id="list1772250671" text:style-name="L6">
        <text:list-item>
          <text:p text:style-name="P10">Fixed a bug that caused the message that shows when you try to run away but fail to not appear if the round was the last round of the battle.</text:p>
        </text:list-item>
        <text:list-item>
          <text:p text:style-name="P10">Fixed a bug that caused the game to simulate one too many battle rounds.</text:p>
        </text:list-item>
      </text:list>
      <text:p text:style-name="P1"/>
      <text:p text:style-name="P4">V1.5.1 (03/31/2008):</text:p>
      <text:p text:style-name="P9">Bug Fixes:</text:p>
      <text:list xml:id="list1015375613" text:style-name="L7">
        <text:list-item>
          <text:p text:style-name="P19">Fixed a bug with the battle system that was causing the second-to-last battle message to not be displayed.</text:p>
        </text:list-item>
        <text:list-item>
          <text:p text:style-name="P19">Fixed a bug with the one of the monsters having no picture.</text:p>
        </text:list-item>
      </text:list>
      <text:p text:style-name="P6">Other Changes:</text:p>
      <text:list xml:id="list2120022025" text:continue-numbering="true" text:style-name="L7">
        <text:list-item>
          <text:p text:style-name="P32"><text:span text:style-name="T1">Changed the way gems behave when you pick up one of the opposite type to the one you are under the effect of – now, instead of giving you the other effect and </text:span><text:span text:style-name="T1">removing the first effect, the two gems cancel each other out.</text:span></text:p>
        </text:list-item>
      </text:list>
      <text:p text:style-name="P1"/>
      <text:p text:style-name="P4">V1.5.0 (03/30/2008):</text:p>
      <text:p text:style-name="P5">New Features:</text:p>
      <text:list xml:id="list1909400635" text:style-name="L8">
        <text:list-item>
          <text:p text:style-name="P14"><text:soft-page-break/>Made the delays while a new dungeon and/or scheme is generated a bit more user–friendly.</text:p>
        </text:list-item>
        <text:list-item>
          <text:p text:style-name="P14">Added protection from buying weapons or armor that are as good as or worse than what you have currently.</text:p>
        </text:list-item>
      </text:list>
      <text:p text:style-name="P8">Bug Fixes:</text:p>
      <text:list xml:id="list1844867330" text:style-name="L9">
        <text:list-item>
          <text:p text:style-name="P11">Improved error handling – the handler wasn't catching as many errors as it should.</text:p>
        </text:list-item>
        <text:list-item>
          <text:p text:style-name="P11">Fixed a bunch of bugs in the new battle system.</text:p>
        </text:list-item>
      </text:list>
      <text:p text:style-name="P8">Other Changes:</text:p>
      <text:list xml:id="list1712851930" text:style-name="L10">
        <text:list-item>
          <text:p text:style-name="P20">Made gems twice as rare as they used to be.</text:p>
        </text:list-item>
        <text:list-item>
          <text:p text:style-name="P20">Changed the way gems work – their effects are now temporary, lasting for 30 steps, instead of permanent.</text:p>
        </text:list-item>
        <text:list-item>
          <text:p text:style-name="P20">Reduced the default vision radius by 1, when not under the effect of either kind of gem. <text:s text:c="2"/></text:p>
        </text:list-item>
      </text:list>
      <text:p text:style-name="P1"/>
      <text:p text:style-name="P4">V1.4.0 (03/24/2008):</text:p>
      <text:p text:style-name="P9">New Features:</text:p>
      <text:list xml:id="list1280631481" text:style-name="L11">
        <text:list-item>
          <text:p text:style-name="P21">Added confusion traps, light gems, and dark gems to dungeons.</text:p>
        </text:list-item>
        <text:list-item>
          <text:p text:style-name="P21">Confusion traps make you confused for 10 steps. While confused, your controls are randomly changed for the duration of the confusion, but not after each step.</text:p>
        </text:list-item>
        <text:list-item>
          <text:p text:style-name="P21">Light gems increase your vision radius. They have no effect if your vision radius is already at maximum.</text:p>
        </text:list-item>
        <text:list-item>
          <text:p text:style-name="P21">Dark gems decrease your vision radius. They have no effect if your vision radius is 1 circle of squares (the minimum).</text:p>
        </text:list-item>
        <text:list-item>
          <text:p text:style-name="P21">Added a New Dungeon item to the main menu. You can use this to request a new dungeon at any time.</text:p>
        </text:list-item>
        <text:list-item>
          <text:p text:style-name="P21">Completely redid the Main Menu, Battle, and Help interfaces.</text:p>
        </text:list-item>
        <text:list-item>
          <text:p text:style-name="P21">Added keyboard navigation to the new interfaces.</text:p>
        </text:list-item>
      </text:list>
      <text:p text:style-name="P5">Other Changes:</text:p>
      <text:list xml:id="list534506757" text:continue-numbering="true" text:style-name="L11">
        <text:list-item>
          <text:p text:style-name="P21">Separated player level from monster level.</text:p>
        </text:list-item>
        <text:list-item>
          <text:p text:style-name="P21">Changed the way stairs and zoom tubes work. There are now more sets of stairs per dungeon than there used to be, and they now change the color scheme as well as taking you to a new dungeon. Additionally, going downstairs increases monster difficulty by 1, and going upstairs decreases monster difficulty by 1 (unless it's already at 1). Zoom Tubes no longer change the color scheme.</text:p>
        </text:list-item>
      </text:list>
      <text:p text:style-name="P1"/>
      <text:p text:style-name="P4">V1.3.0 (03/07/2008):</text:p>
      <text:p text:style-name="P9">New Features:</text:p>
      <text:list xml:id="list1888722939" text:style-name="L12">
        <text:list-item>
          <text:p text:style-name="P22">Added randomly generated dungeons to explore.</text:p>
        </text:list-item>
      </text:list>
      <text:p text:style-name="P5">Other Changes:</text:p>
      <text:list xml:id="list903973104" text:continue-numbering="true" text:style-name="L12">
        <text:list-item>
          <text:p text:style-name="P22">Removed the Fight, Healer, Weapons, Armor, and Bank options from the Main Menu – these are now found in the dungeon.</text:p>
        </text:list-item>
      </text:list>
      <text:p text:style-name="P1"/>
      <text:p text:style-name="P4">V1.2.0 (02/19/2008):</text:p>
      <text:p text:style-name="P9">Other Changes:</text:p>
      <text:list xml:id="list59697825" text:style-name="L13">
        <text:list-item>
          <text:p text:style-name="P23">Altered the starting conditions a bit. Now, you start with level 1 weapons and armor but no gold, instead of no weapons or armor and 100 gold.</text:p>
        </text:list-item>
        <text:list-item>
          <text:p text:style-name="P23">Weakened the enemies – they can no longer inflict mighty blows or piercing moves on you.</text:p>
        </text:list-item>
        <text:list-item>
          <text:p text:style-name="P23"><text:soft-page-break/>Made running away not always work.</text:p>
        </text:list-item>
        <text:list-item>
          <text:p text:style-name="P23">Removed difficulty levels from the game.</text:p>
        </text:list-item>
      </text:list>
      <text:p text:style-name="P1"/>
      <text:p text:style-name="P4">V1.1.0 (02/10/2008):</text:p>
      <text:p text:style-name="P9">New Features:</text:p>
      <text:list xml:id="list863013632" text:style-name="L14">
        <text:list-item>
          <text:p text:style-name="P24">Added monster names and images.</text:p>
        </text:list-item>
        <text:list-item>
          <text:p text:style-name="P24">Reduced the average number of fights per level, because it was taking too long to level up.</text:p>
        </text:list-item>
        <text:list-item>
          <text:p text:style-name="P24">Added a line to all fight dialogs showing what you're fighting.</text:p>
        </text:list-item>
      </text:list>
      <text:p text:style-name="P1"/>
      <text:p text:style-name="P4">V1.0.2 (02/04/2008):</text:p>
      <text:p text:style-name="P9">Bug Fixes:</text:p>
      <text:list xml:id="list962093192" text:style-name="L15">
        <text:list-item>
          <text:p text:style-name="P25">Fixed a bug in the Check for Updates Feature.</text:p>
        </text:list-item>
      </text:list>
      <text:p text:style-name="P1"/>
      <text:p text:style-name="P4">V1.0.1 (01/12/2008):</text:p>
      <text:p text:style-name="P9">New Features:</text:p>
      <text:list xml:id="list1892431687" text:style-name="L16">
        <text:list-item>
          <text:p text:style-name="P26">Enhanced Check for Updates feature – it now opens the default web browser if the user wishes to update now and updates are available.</text:p>
        </text:list-item>
      </text:list>
      <text:p text:style-name="P1"/>
      <text:p text:style-name="P4">V1.0.0 (01/07/2008):</text:p>
      <text:p text:style-name="P9">New Features:</text:p>
      <text:list xml:id="list115599698" text:style-name="L17">
        <text:list-item>
          <text:p text:style-name="P27">Added Check for Updates feature.</text:p>
        </text:list-item>
      </text:list>
      <text:p text:style-name="P5">Other Changes:</text:p>
      <text:list xml:id="list2149643656" text:continue-numbering="true" text:style-name="L17">
        <text:list-item>
          <text:p text:style-name="P27">Adjusted gold and experience gains from monsters.</text:p>
        </text:list-item>
      </text:list>
      <text:p text:style-name="P1"/>
      <text:p text:style-name="P4">V1.0.0-RC4 (01/04/2008):</text:p>
      <text:p text:style-name="P9">New Features:</text:p>
      <text:list xml:id="list1955439404" text:style-name="L18">
        <text:list-item>
          <text:p text:style-name="P28">Updated Help.</text:p>
        </text:list-item>
        <text:list-item>
          <text:p text:style-name="P28">Added mighty blows and piercing moves to the game. A mighty blow multiplies the damage you do. A piercing move ignores the enemy's defense when computing damage. Both of these things can occur simultaneously. The enemies can also inflict mighty blows and piercing moves on you.</text:p>
        </text:list-item>
        <text:list-item>
          <text:p text:style-name="P28">Added perfect fights, which yield extra gold if you win without taking damage, and getting annihilated, which takes away 20% of your experience instead of the usual 10%, and happens if you lose without hurting the enemy at all.</text:p>
        </text:list-item>
      </text:list>
      <text:p text:style-name="P5">Bug Fixes:</text:p>
      <text:list xml:id="list169052870" text:continue-numbering="true" text:style-name="L18">
        <text:list-item>
          <text:p text:style-name="P28">Fixed a bug which caused the Heal skill to revive you if you were dead.</text:p>
        </text:list-item>
      </text:list>
      <text:p text:style-name="P5">Other Changes:</text:p>
      <text:list xml:id="list523724715" text:continue-numbering="true" text:style-name="L18">
        <text:list-item>
          <text:p text:style-name="P28">Adjusted gold gains from monsters up to account for healing costs.</text:p>
        </text:list-item>
      </text:list>
      <text:p text:style-name="P1"/>
      <text:p text:style-name="P4">V1.0.0-RC3 (01/01/2008):</text:p>
      <text:p text:style-name="P9">New Features:</text:p>
      <text:list xml:id="list376861346" text:style-name="L19">
        <text:list-item>
          <text:p text:style-name="P29">Added Help.</text:p>
        </text:list-item>
        <text:list-item>
          <text:p text:style-name="P29">Added Monster Level display.</text:p>
        </text:list-item>
        <text:list-item>
          <text:p text:style-name="P29">Added ripostes to battle.</text:p>
        </text:list-item>
      </text:list>
      <text:p text:style-name="P5">Bug Fixes:</text:p>
      <text:list xml:id="list78819558" text:continue-numbering="true" text:style-name="L19">
        <text:list-item>
          <text:p text:style-name="P29">Fixed a bug that caused monsters that weren't Normal difficulty to yield the wrong amount of experience and gold.</text:p>
        </text:list-item>
      </text:list>
      <text:p text:style-name="P5">Other Changes:</text:p>
      <text:list xml:id="list95904713" text:continue-numbering="true" text:style-name="L19">
        <text:list-item>
          <text:p text:style-name="P29"><text:soft-page-break/>Made the Boss harder.</text:p>
        </text:list-item>
        <text:list-item>
          <text:p text:style-name="P29">Tweaked the skills you get to use for fighting the Boss.</text:p>
        </text:list-item>
      </text:list>
      <text:p text:style-name="P1"/>
      <text:p text:style-name="P4">V1.0.0-RC2 (12/30/2007):</text:p>
      <text:p text:style-name="P9">Bug Fixes:</text:p>
      <text:list xml:id="list1375899225" text:style-name="L20">
        <text:list-item>
          <text:p text:style-name="P30">Fixed bugs with monster experience and gold.</text:p>
        </text:list-item>
      </text:list>
      <text:p text:style-name="P1"/>
      <text:p text:style-name="P4">V1.0.0-RC1 (12/29/2007):</text:p>
      <text:p text:style-name="P5">New Features:</text:p>
      <text:list xml:id="list1030895685" text:style-name="L21">
        <text:list-item>
          <text:p text:style-name="P31">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Sendnya" svg:font-family="Sendny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text-align="start" style:justify-single-word="false" fo:text-indent="0in" style:auto-text-indent="false" style:text-autospace="ideograph-alpha" style:vertical-align="auto"/>
      <style:text-properties style:font-name="Sendnya" fo:font-size="12pt" fo:language="en" fo:country="US" style:font-name-asian="Sendnya" style:font-size-asian="12pt" style:language-asian="en" style:country-asian="US" style:font-name-complex="Sendnya" style:font-size-complex="12pt"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ahnell</meta:initial-creator>
    <meta:creation-date>2010-01-29T10:09:00</meta:creation-date>
    <dc:date>2012-04-06T16:40:27</dc:date>
    <meta:generator>LibreOffice/3.5$MacOSX_x86 LibreOffice_project/dc9775d-05ecbee-0851ad3-1586698-727bf66</meta:generator>
    <meta:editing-duration>PT17H7M48S</meta:editing-duration>
    <meta:editing-cycles>383</meta:editing-cycles>
    <dc:title>Mazer5D Version History</dc:title>
    <meta:document-statistic meta:table-count="0" meta:image-count="0" meta:object-count="0" meta:page-count="6" meta:paragraph-count="171" meta:word-count="1833" meta:character-count="10190" meta:non-whitespace-character-count="8630"/>
  </office:meta>
</office:document-meta>
</file>